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ads</text:span><text:span text:style-name="T3">asd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 title</dc:title>
    <dc:description>description</dc:description>
    <dc:subject>A subject</dc:subject>
    <meta:keyword>keyword</meta:keyword>
    <meta:initial-creator>Ruben Enrique Padilla Robles</meta:initial-creator>
    <dc:creator>Ruben Enrique Padilla Robles</dc:creator>
    <meta:creation-date>2018-09-01T00:14:00Z</meta:creation-date>
    <dc:date>2018-09-01T00:1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